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3.5398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6.428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5193in" style:writing-mode="page"/>
    </style:style>
    <style:style style:name="T1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Group ID</text:p>
          </table:table-cell>
          <table:table-cell office:value-type="string">
            <text:p>Group Leader</text:p>
          </table:table-cell>
          <table:table-cell office:value-type="string">
            <text:p>Team Size </text:p>
          </table:table-cell>
          <table:table-cell office:value-type="string">
            <text:p>Project Area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Naincy Bordia</text:p>
          </table:table-cell>
          <table:table-cell office:value-type="float" office:value="1">
            <text:p>1</text:p>
          </table:table-cell>
          <table:table-cell table:style-name="ce5" office:value-type="string">
            <text:p><text:span text:style-name="T1"><text:s/></text:span><text:span text:style-name="T2">Process Concept Model</text:span><text:span text:style-name="T1"> </text:span><text:span text:style-name="T2">Process Concept Model</text:span><text:span text:style-name="T1"> </text:span><text:span text:style-name="T2">Process Concept Model</text:span><text:span text:style-name="T1"> </text:span><text:span text:style-name="T2">Process Concept Model</text:span>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Karan Deep Singh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Various Process Scheduling algorithm Simulation with comparison model</text:span><text:span text:style-name="T1"> </text:span><text:span text:style-name="T2">Various Process Scheduling algorithm Simulation with comparison model</text:span><text:span text:style-name="T1"> </text:span><text:span text:style-name="T2">Various Process Scheduling algorithm Simulation with comparison model</text:span><text:span text:style-name="T1"> </text:span><text:span text:style-name="T2">Various Process Scheduling algorithm Simulation with comparison model</text:span>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Rohan Garg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Thread Scheduling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ritam Philip Kisku</text:p>
          </table:table-cell>
          <table:table-cell office:value-type="float" office:value="1">
            <text:p>1</text:p>
          </table:table-cell>
          <table:table-cell table:style-name="ce5" office:value-type="string">
            <text:p><text:span text:style-name="T1"><text:s/></text:span><text:span text:style-name="T2">Process Synchronization using semaphore , mutex, monitors</text:span><text:span text:style-name="T1"> </text:span><text:span text:style-name="T2">Process Synchronization using semaphore , mutex, monitors</text:span><text:span text:style-name="T1"> </text:span><text:span text:style-name="T2">Process Synchronization using semaphore , mutex, monitors</text:span><text:span text:style-name="T1"> </text:span><text:span text:style-name="T2">Process Synchronization using semaphore , mutex, monitors</text:span>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Mohit Rami</text:p>
          </table:table-cell>
          <table:table-cell office:value-type="float" office:value="1">
            <text:p>1</text:p>
          </table:table-cell>
          <table:table-cell table:style-name="ce5" office:value-type="string">
            <text:p><text:span text:style-name="T1"><text:s/></text:span><text:span text:style-name="T2">Deadlock Detection, Prevention and Avoidance Model</text:span><text:span text:style-name="T1"> </text:span><text:span text:style-name="T2">Deadlock Detection, Prevention and Avoidance Model</text:span><text:span text:style-name="T1"> </text:span><text:span text:style-name="T2">Deadlock Detection, Prevention and Avoidance Model</text:span><text:span text:style-name="T1"> </text:span><text:span text:style-name="T2">Deadlock Detection, Prevention and Avoidance Model</text:span>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Sacheendra Talluri</text:p>
          </table:table-cell>
          <table:table-cell office:value-type="float" office:value="1">
            <text:p>1</text:p>
          </table:table-cell>
          <table:table-cell table:style-name="ce5" office:value-type="string">
            <text:p><text:span text:style-name="T1"><text:s/></text:span><text:span text:style-name="T2">Memory Management Model</text:span><text:span text:style-name="T1"> </text:span><text:span text:style-name="T2">Memory Management Model</text:span><text:span text:style-name="T1"> </text:span><text:span text:style-name="T2">Memory Management Model</text:span><text:span text:style-name="T1"> </text:span><text:span text:style-name="T2">Memory Management Model</text:span>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Vaibhav Gamit</text:p>
          </table:table-cell>
          <table:table-cell office:value-type="float" office:value="1">
            <text:p>1</text:p>
          </table:table-cell>
          <table:table-cell table:style-name="ce5" office:value-type="string">
            <text:p>Various Page Replacement algorithm Simulation with comparison model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AR SAI ANIRUDH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file system implementation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Anup Rai</text:p>
          </table:table-cell>
          <table:table-cell office:value-type="float" office:value="4">
            <text:p>4</text:p>
          </table:table-cell>
          <table:table-cell table:style-name="ce5" office:value-type="string">
            <text:p>Various Disk Scheduling algorithm Simulation with comparison model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Vedant Tikku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system protection and security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Ratna Nihal Kunala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Process Concept Model</text:span><text:span text:style-name="T1"> </text:span><text:span text:style-name="T2">Process Concept Model</text:span><text:span text:style-name="T1"> </text:span><text:span text:style-name="T2">Process Concept Model</text:span><text:span text:style-name="T1"> </text:span><text:span text:style-name="T2">Process Concept Model</text:span></text:p>
          </table:table-cell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Heaven Patel</text:p>
          </table:table-cell>
          <table:table-cell office:value-type="float" office:value="1">
            <text:p>1</text:p>
          </table:table-cell>
          <table:table-cell table:style-name="ce5" office:value-type="string">
            <text:p><text:span text:style-name="T1"><text:s/></text:span><text:span text:style-name="T2">Various Process Scheduling algorithm Simulation with comparison model</text:span><text:span text:style-name="T1"> </text:span><text:span text:style-name="T2">Various Process Scheduling algorithm Simulation with comparison model</text:span><text:span text:style-name="T1"> </text:span><text:span text:style-name="T2">Various Process Scheduling algorithm Simulation with comparison model</text:span><text:span text:style-name="T1"> </text:span><text:span text:style-name="T2">Various Process Scheduling algorithm Simulation with comparison model</text:span>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Swapnesh Khare</text:p>
          </table:table-cell>
          <table:table-cell office:value-type="float" office:value="1">
            <text:p>1</text:p>
          </table:table-cell>
          <table:table-cell table:style-name="ce5" office:value-type="string">
            <text:p>OS level Thread Scheduling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Vivek Kumar Bodh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Process Synchronization using semaphore , mutex, monitors</text:span><text:span text:style-name="T1"> </text:span><text:span text:style-name="T2">Process Synchronization using semaphore , mutex, monitors</text:span><text:span text:style-name="T1"> </text:span><text:span text:style-name="T2">Process Synchronization using semaphore , mutex, monitors</text:span><text:span text:style-name="T1"> </text:span><text:span text:style-name="T2">Process Synchronization using semaphore , mutex, monitors</text:span>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Devaja Shah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Deadlock Detection, Prevention and Avoidance Model</text:span><text:span text:style-name="T1"> </text:span><text:span text:style-name="T2">Deadlock Detection, Prevention and Avoidance Model</text:span><text:span text:style-name="T1"> </text:span><text:span text:style-name="T2">Deadlock Detection, Prevention and Avoidance Model</text:span><text:span text:style-name="T1"> </text:span><text:span text:style-name="T2">Deadlock Detection, Prevention and Avoidance Model</text:span>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Isha Jain</text:p>
          </table:table-cell>
          <table:table-cell office:value-type="float" office:value="2">
            <text:p>2</text:p>
          </table:table-cell>
          <table:table-cell table:style-name="ce5" office:value-type="string">
            <text:p><text:span text:style-name="T1"><text:s/></text:span><text:span text:style-name="T2">Memory Management Model</text:span><text:span text:style-name="T1"> </text:span><text:span text:style-name="T2">Memory Management Model</text:span><text:span text:style-name="T1"> </text:span><text:span text:style-name="T2">Memory Management Model</text:span>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Chirag Mehta</text:p>
          </table:table-cell>
          <table:table-cell office:value-type="float" office:value="4">
            <text:p>4</text:p>
          </table:table-cell>
          <table:table-cell table:style-name="ce5" office:value-type="string">
            <text:p>Various Page Replacement algorithm Simulation with comparison model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Soham Darji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file system implementation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Savan Vagehela</text:p>
          </table:table-cell>
          <table:table-cell office:value-type="float" office:value="4">
            <text:p>4</text:p>
          </table:table-cell>
          <table:table-cell table:style-name="ce5" office:value-type="string">
            <text:p>Various Disk Scheduling algorithm Simulation with comparison model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Mohit Bansal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system protection and security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string">
            <text:p>Aanal Patel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Process Concept Model</text:span><text:span text:style-name="T1"> </text:span><text:span text:style-name="T2">Process Concept Model</text:span><text:span text:style-name="T1"> </text:span><text:span text:style-name="T2">Process Concept Model</text:span>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table:style-name="ce2" office:value-type="string">
            <text:p>Saurabh Patel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Various Process Scheduling algorithm Simulation with comparison model</text:span><text:span text:style-name="T1"> </text:span><text:span text:style-name="T2">Various Process Scheduling algorithm Simulation with comparison model</text:span><text:span text:style-name="T1"> </text:span><text:span text:style-name="T2">Various Process Scheduling algorithm Simulation with comparison model</text:span>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Jithin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Thread Scheduling</text:p>
          </table:table-cell>
          <table:table-cell table:number-columns-repeated="1020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Anurag Agarwal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Process Synchronization using semaphore , mutex, monitors</text:span><text:span text:style-name="T1"> </text:span><text:span text:style-name="T2">Process Synchronization using semaphore , mutex, monitors</text:span><text:span text:style-name="T1"> </text:span><text:span text:style-name="T2">Process Synchronization using semaphore , mutex, monitors</text:span>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Madhav Khakhar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Deadlock Detection, Prevention and Avoidance Model</text:span><text:span text:style-name="T1"> </text:span><text:span text:style-name="T2">Deadlock Detection, Prevention and Avoidance Model</text:span><text:span text:style-name="T1"> </text:span><text:span text:style-name="T2">Deadlock Detection, Prevention and Avoidance Model</text:span>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Achut Nandam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Memory Management Model</text:span><text:span text:style-name="T1"> </text:span><text:span text:style-name="T2">Memory Management Model</text:span><text:span text:style-name="T1"> </text:span><text:span text:style-name="T2">Memory Management Model</text:span>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Aditi Bhatnagar</text:p>
          </table:table-cell>
          <table:table-cell office:value-type="float" office:value="4">
            <text:p>4</text:p>
          </table:table-cell>
          <table:table-cell table:style-name="ce5" office:value-type="string">
            <text:p>Various Page Replacement algorithm Simulation with comparison model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Neelambari Verma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file system implementation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Ayushi Garg</text:p>
          </table:table-cell>
          <table:table-cell office:value-type="float" office:value="1">
            <text:p>1</text:p>
          </table:table-cell>
          <table:table-cell table:style-name="ce5" office:value-type="string">
            <text:p>Various Disk Scheduling algorithm Simulation with comparison model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Anshu Singh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system protection and security</text:p>
          </table:table-cell>
          <table:table-cell table:number-columns-repeated="1020"/>
        </table:table-row>
        <table:table-row table:style-name="ro2">
          <table:table-cell office:value-type="float" office:value="31">
            <text:p>31</text:p>
          </table:table-cell>
          <table:table-cell table:style-name="ce2" office:value-type="string">
            <text:p>Mayank Jikadara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Process Concept Model</text:span><text:span text:style-name="T1"> </text:span><text:span text:style-name="T2">Process Concept Model</text:span><text:span text:style-name="T1"> </text:span><text:span text:style-name="T2">Process Concept Model</text:span></text:p>
          </table:table-cell>
          <table:table-cell table:number-columns-repeated="1020"/>
        </table:table-row>
        <table:table-row table:style-name="ro2">
          <table:table-cell office:value-type="float" office:value="32">
            <text:p>32</text:p>
          </table:table-cell>
          <table:table-cell table:style-name="ce2" office:value-type="string">
            <text:p>S.V.S Vikranth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Various Process Scheduling algorithm Simulation with comparison model</text:span><text:span text:style-name="T1"> </text:span><text:span text:style-name="T2">Various Process Scheduling algorithm Simulation with comparison model</text:span>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bhishek william</text:p>
          </table:table-cell>
          <table:table-cell office:value-type="float" office:value="1">
            <text:p>1</text:p>
          </table:table-cell>
          <table:table-cell table:style-name="ce5" office:value-type="string">
            <text:p>OS level Thread Scheduling</text:p>
          </table:table-cell>
          <table:table-cell table:number-columns-repeated="1020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Vishwaraj Sodha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Process Synchronization using semaphore , mutex, monitors</text:span><text:span text:style-name="T1"> </text:span><text:span text:style-name="T2">Process Synchronization using semaphore , mutex, monitors</text:span>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table:style-name="ce2" office:value-type="string">
            <text:p>Aman Agarwal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Deadlock Detection, Prevention and Avoidance Model</text:span><text:span text:style-name="T1"> </text:span><text:span text:style-name="T2">Deadlock Detection, Prevention and Avoidance Model</text:span></text:p>
          </table:table-cell>
          <table:table-cell table:number-columns-repeated="1020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Aarsee Aeron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Memory Management Model</text:span><text:span text:style-name="T1"> </text:span><text:span text:style-name="T2">Memory Management Model</text:span>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ikhil Reddy</text:p>
          </table:table-cell>
          <table:table-cell office:value-type="float" office:value="4">
            <text:p>4</text:p>
          </table:table-cell>
          <table:table-cell table:style-name="ce5" office:value-type="string">
            <text:p>Various Page Replacement algorithm Simulation with comparison model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harat Garg</text:p>
          </table:table-cell>
          <table:table-cell office:value-type="float" office:value="1">
            <text:p>1</text:p>
          </table:table-cell>
          <table:table-cell table:style-name="ce5" office:value-type="string">
            <text:p>OS Level file system implementation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bhinav Srivastava</text:p>
          </table:table-cell>
          <table:table-cell office:value-type="float" office:value="4">
            <text:p>4</text:p>
          </table:table-cell>
          <table:table-cell table:style-name="ce5" office:value-type="string">
            <text:p>Various Disk Scheduling algorithm Simulation with comparison model</text:p>
          </table:table-cell>
          <table:table-cell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andan Parikh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system protection and security</text:p>
          </table:table-cell>
          <table:table-cell table:number-columns-repeated="1020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iti Mazmudar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Process Concept Model</text:span><text:span text:style-name="T1"> </text:span><text:span text:style-name="T2">Process Concept Model</text:span></text:p>
          </table:table-cell>
          <table:table-cell table:number-columns-repeated="1020"/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string">
            <text:p>Nehal Kapadia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Various Process Scheduling algorithm Simulation with comparison model</text:span><text:span text:style-name="T1"> </text:span><text:span text:style-name="T2">Various Process Scheduling algorithm Simulation with comparison model</text:span>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shish Dubey</text:p>
          </table:table-cell>
          <table:table-cell office:value-type="float" office:value="1">
            <text:p>1</text:p>
          </table:table-cell>
          <table:table-cell table:style-name="ce5" office:value-type="string">
            <text:p>OS level Thread Scheduling</text:p>
          </table:table-cell>
          <table:table-cell table:number-columns-repeated="102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alay Shah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Process Synchronization using semaphore , mutex, monitors</text:span><text:span text:style-name="T1"> </text:span><text:span text:style-name="T2">Process Synchronization using semaphore , mutex, monitors</text:span></text:p>
          </table:table-cell>
          <table:table-cell table:number-columns-repeated="1020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ayli Dighde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Deadlock Detection, Prevention and Avoidance Model</text:span><text:span text:style-name="T1"> </text:span><text:span text:style-name="T2">Deadlock Detection, Prevention and Avoidance Model</text:span></text:p>
          </table:table-cell>
          <table:table-cell table:number-columns-repeated="1020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string">
            <text:p>Dhaval Prajapati   </text:p>
          </table:table-cell>
          <table:table-cell office:value-type="float" office:value="1">
            <text:p>1</text:p>
          </table:table-cell>
          <table:table-cell table:style-name="ce5" office:value-type="string">
            <text:p><text:span text:style-name="T1"><text:s/></text:span><text:span text:style-name="T2">Memory Management Model</text:span><text:span text:style-name="T1"> </text:span><text:span text:style-name="T2">Memory Management Model</text:span></text:p>
          </table:table-cell>
          <table:table-cell table:number-columns-repeated="1020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string">
            <text:p>Divyesh haudhari , Rahul Gajjar, Meenakshi Meena</text:p>
          </table:table-cell>
          <table:table-cell office:value-type="float" office:value="3">
            <text:p>3</text:p>
          </table:table-cell>
          <table:table-cell table:style-name="ce5" office:value-type="string">
            <text:p>Various Page Replacement algorithm Simulation with comparison model</text:p>
          </table:table-cell>
          <table:table-cell table:number-columns-repeated="1020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<text:s/>Devaja Shah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file system implementation</text:p>
          </table:table-cell>
          <table:table-cell table:number-columns-repeated="1020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Gaurav Agrawal</text:p>
          </table:table-cell>
          <table:table-cell office:value-type="float" office:value="4">
            <text:p>4</text:p>
          </table:table-cell>
          <table:table-cell table:style-name="ce5" office:value-type="string">
            <text:p>Various Disk Scheduling algorithm Simulation with comparison model</text:p>
          </table:table-cell>
          <table:table-cell table:number-columns-repeated="1020"/>
        </table:table-row>
        <table:table-row table:style-name="ro2">
          <table:table-cell office:value-type="float" office:value="50">
            <text:p>50</text:p>
          </table:table-cell>
          <table:table-cell table:style-name="ce4" office:value-type="string">
            <text:p>Anshu Singh </text:p>
          </table:table-cell>
          <table:table-cell office:value-type="float" office:value="4">
            <text:p>4</text:p>
          </table:table-cell>
          <table:table-cell table:style-name="ce5" office:value-type="string">
            <text:p>OS level system protection and security</text:p>
          </table:table-cell>
          <table:table-cell table:number-columns-repeated="1020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string">
            <text:p>Akhil Sreekar 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Process Concept Model</text:span></text:p>
          </table:table-cell>
          <table:table-cell table:number-columns-repeated="1020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Maulik Solanki </text:p>
          </table:table-cell>
          <table:table-cell office:value-type="float" office:value="4">
            <text:p>4</text:p>
          </table:table-cell>
          <table:table-cell table:style-name="ce5" office:value-type="string">
            <text:p><text:span text:style-name="T1"><text:s/></text:span><text:span text:style-name="T2">Various Process Scheduling algorithm Simulation with comparison model</text:span></text:p>
          </table:table-cell>
          <table:table-cell table:number-columns-repeated="1020"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  <table:table-cell table:style-name="ce5" office:value-type="string">
            <text:p>OS level Thread Scheduling</text:p>
          </table:table-cell>
          <table:table-cell table:number-columns-repeated="1020"/>
        </table:table-row>
        <table:table-row table:style-name="ro2">
          <table:table-cell office:value-type="float" office:value="54">
            <text:p>54</text:p>
          </table:table-cell>
          <table:table-cell table:number-columns-repeated="2"/>
          <table:table-cell table:style-name="ce5" office:value-type="string">
            <text:p><text:span text:style-name="T1"><text:s/></text:span><text:span text:style-name="T2">Process Synchronization using semaphore , mutex, monitors</text:span></text:p>
          </table:table-cell>
          <table:table-cell table:number-columns-repeated="1020"/>
        </table:table-row>
        <table:table-row table:style-name="ro2">
          <table:table-cell office:value-type="float" office:value="55">
            <text:p>55</text:p>
          </table:table-cell>
          <table:table-cell table:number-columns-repeated="2"/>
          <table:table-cell table:style-name="ce5" office:value-type="string">
            <text:p><text:span text:style-name="T1"><text:s/></text:span><text:span text:style-name="T2">Deadlock Detection, Prevention and Avoidance Model</text:span></text:p>
          </table:table-cell>
          <table:table-cell table:number-columns-repeated="1020"/>
        </table:table-row>
        <table:table-row table:style-name="ro2">
          <table:table-cell office:value-type="float" office:value="56">
            <text:p>56</text:p>
          </table:table-cell>
          <table:table-cell table:number-columns-repeated="2"/>
          <table:table-cell table:style-name="ce5" office:value-type="string">
            <text:p><text:span text:style-name="T1"><text:s/></text:span><text:span text:style-name="T2">Memory Management Model</text:span></text:p>
          </table:table-cell>
          <table:table-cell table:number-columns-repeated="1020"/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  <table:table-cell table:style-name="ce5" office:value-type="string">
            <text:p>Various Page Replacement algorithm Simulation with comparison model</text:p>
          </table:table-cell>
          <table:table-cell table:number-columns-repeated="1020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table:style-name="ce5" office:value-type="string">
            <text:p>OS Level file system implementation</text:p>
          </table:table-cell>
          <table:table-cell table:number-columns-repeated="1020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  <table:table-cell table:style-name="ce5" office:value-type="string">
            <text:p>Various Disk Scheduling algorithm Simulation with comparison model</text:p>
          </table:table-cell>
          <table:table-cell table:number-columns-repeated="1020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table:style-name="ce5" office:value-type="string">
            <text:p>OS level system protection and security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3/04/2015</text:date>, <text:time>14:5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4T14:58:13.86</dc:date>
    <dc:creator>kanhaiya ladhar</dc:creator>
    <meta:document-statistic meta:table-count="3" meta:cell-count="228" meta:object-count="0"/>
    <meta:generator>OpenOffice/4.1.0$Win32 OpenOffice.org_project/410m18$Build-9764</meta:generator>
  </office:meta>
</office:document-meta>
</file>